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byssinica SIL" svg:font-family="'Abyssinica SIL'" style:font-pitch="variable"/>
    <style:font-face style:name="C059" svg:font-family="C059"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solid" draw:fill-color="#ffffff"/>
      <style:paragraph-properties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 style:family="paragraph" style:parent-style-name="Standard">
      <loext:graphic-properties draw:fill="solid" draw:fill-color="#ffffff"/>
      <style:paragraph-properties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4292e" style:font-name="C059" fo:font-size="14pt" style:font-name-asian="Times New Roman1" style:font-size-asian="14pt" style:language-asian="en" style:country-asian="IN" style:font-name-complex="Calibri1" style:font-size-complex="14pt"/>
    </style:style>
    <style:style style:name="P3" style:family="paragraph" style:parent-style-name="Standard">
      <style:text-properties fo:color="#24292e" style:font-name="C059" fo:font-size="14pt" fo:font-weight="bold" fo:background-color="#ffffff" style:font-size-asian="14pt" style:font-weight-asian="bold" style:font-name-complex="Calibri1" style:font-size-complex="14pt" style:font-weight-complex="bold"/>
    </style:style>
    <style:style style:name="P4" style:family="paragraph" style:parent-style-name="Standard">
      <style:text-properties fo:color="#24292e" style:font-name="C059" fo:font-size="14pt" style:text-underline-style="solid" style:text-underline-width="auto" style:text-underline-color="font-color" fo:font-weight="bold" fo:background-color="#ffffff" style:font-size-asian="14pt" style:font-weight-asian="bold" style:font-name-complex="Calibri1" style:font-size-complex="14pt" style:font-weight-complex="bold"/>
    </style:style>
    <style:style style:name="P5" style:family="paragraph" style:parent-style-name="Standard">
      <style:text-properties fo:color="#24292e" style:font-name="C059" fo:font-size="14pt" fo:background-color="#ffffff" style:font-size-asian="14pt" style:font-name-complex="Calibri1" style:font-size-complex="14pt"/>
    </style:style>
    <style:style style:name="P6" style:family="paragraph" style:parent-style-name="Standard">
      <loext:graphic-properties draw:fill="solid" draw:fill-color="#ffffff"/>
      <style:paragraph-properties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4292e" style:font-name="Abyssinica SIL" fo:font-size="10.5pt" style:font-name-asian="Times New Roman1" style:font-size-asian="10.5pt" style:language-asian="en" style:country-asian="IN" style:font-name-complex="Calibri1" style:font-size-complex="10.5pt"/>
    </style:style>
    <style:style style:name="P7" style:family="paragraph" style:parent-style-name="Standard">
      <style:text-properties fo:font-size="14pt" style:font-size-asian="14pt" style:font-name-complex="Calibri1" style:font-size-complex="14pt"/>
    </style:style>
    <style:style style:name="P8" style:family="paragraph" style:parent-style-name="Standard">
      <style:text-properties style:font-name="C059"/>
    </style:style>
    <style:style style:name="P9" style:family="paragraph" style:parent-style-name="Standard">
      <style:text-properties style:font-name="C059" fo:font-size="14pt" style:font-size-asian="14pt" style:font-name-complex="Calibri1" style:font-size-complex="14pt"/>
    </style:style>
    <style:style style:name="P10" style:family="paragraph" style:parent-style-name="Standard">
      <style:text-properties style:font-name="C059" fo:font-size="14pt" style:font-size-asian="14pt" style:font-size-complex="14pt"/>
    </style:style>
    <style:style style:name="P11" style:family="paragraph" style:parent-style-name="Standard">
      <loext:graphic-properties draw:fill="solid" draw:fill-color="#ffffff"/>
      <style:paragraph-properties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059" fo:font-size="14pt" style:font-size-asian="14pt" style:font-size-complex="14pt"/>
    </style:style>
    <style:style style:name="P12" style:family="paragraph" style:parent-style-name="Standard">
      <style:text-properties style:font-name="Abyssinica SIL" fo:font-size="10.5pt" style:font-size-asian="10.5pt" style:font-name-complex="Calibri1" style:font-size-complex="10.5pt"/>
    </style:style>
    <style:style style:name="P13" style:family="paragraph" style:parent-style-name="Standard">
      <style:text-properties style:font-name="Abyssinica SIL" fo:font-size="10.5pt" style:font-size-asian="10.5pt" style:font-size-complex="10.5pt"/>
    </style:style>
    <style:style style:name="P14" style:family="paragraph" style:parent-style-name="Standard">
      <loext:graphic-properties draw:fill="solid" draw:fill-color="#ffffff"/>
      <style:paragraph-properties fo:margin-top="0cm" fo:margin-bottom="0cm" loext:contextual-spacing="false" fo:line-height="100%" fo:background-color="#ffffff"/>
    </style:style>
    <style:style style:name="P15" style:family="paragraph" style:parent-style-name="Standard">
      <loext:graphic-properties draw:fill="solid" draw:fill-color="#ffffff"/>
      <style:paragraph-properties fo:margin-top="0cm" fo:margin-bottom="0cm" loext:contextual-spacing="false" fo:line-height="100%" fo:background-color="#ffffff"/>
      <style:text-properties fo:color="#24292e" style:font-name="Segoe UI" fo:font-size="12pt" fo:font-style="italic" style:font-name-asian="Times New Roman1" style:font-size-asian="12pt" style:language-asian="en" style:country-asian="IN" style:font-style-asian="italic" style:font-name-complex="Segoe UI1" style:font-size-complex="12pt" style:font-style-complex="italic"/>
    </style:style>
    <style:style style:name="P16"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4292e" fo:font-size="14pt" style:font-name-asian="Times New Roman1" style:font-size-asian="14pt" style:language-asian="en" style:country-asian="IN" style:font-name-complex="Calibri1" style:font-size-complex="14pt"/>
    </style:style>
    <style:style style:name="P17" style:family="paragraph" style:parent-style-name="Standard">
      <loext:graphic-properties draw:fill="solid" draw:fill-color="#ffffff"/>
      <style:paragraph-properties fo:margin-top="0cm" fo:margin-bottom="0cm" loext:contextual-spacing="false" fo:line-height="100%" fo:background-color="#ffffff"/>
      <style:text-properties fo:color="#24292e" fo:font-size="14pt" fo:background-color="#ffffff" style:font-size-asian="14pt" style:font-name-complex="Calibri1" style:font-size-complex="14pt"/>
    </style:style>
    <style:style style:name="P18" style:family="paragraph" style:parent-style-name="Standard">
      <loext:graphic-properties draw:fill="solid" draw:fill-color="#ffffff"/>
      <style:paragraph-properties fo:margin-top="0cm" fo:margin-bottom="0cm" loext:contextual-spacing="false" fo:line-height="100%" fo:background-color="#ffffff"/>
      <style:text-properties fo:color="#24292e" fo:background-color="#ffffff" style:font-name-complex="Calibri1"/>
    </style:style>
    <style:style style:name="P19" style:family="paragraph" style:parent-style-name="Standard">
      <loext:graphic-properties draw:fill="solid" draw:fill-color="#ffffff"/>
      <style:paragraph-properties fo:margin-top="0cm" fo:margin-bottom="0cm" loext:contextual-spacing="false" fo:line-height="100%" fo:background-color="#ffffff"/>
      <style:text-properties fo:color="#24292e" style:font-name="C059" fo:font-size="14pt" style:font-name-asian="Times New Roman1" style:font-size-asian="14pt" style:language-asian="en" style:country-asian="IN" style:font-name-complex="Calibri1" style:font-size-complex="14pt"/>
    </style:style>
    <style:style style:name="P20"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4292e" style:font-name="C059" fo:font-size="14pt" style:font-name-asian="Times New Roman1" style:font-size-asian="14pt" style:language-asian="en" style:country-asian="IN" style:font-name-complex="Calibri1" style:font-size-complex="14pt"/>
    </style:style>
    <style:style style:name="P21" style:family="paragraph" style:parent-style-name="Standard">
      <loext:graphic-properties draw:fill="solid" draw:fill-color="#ffffff"/>
      <style:paragraph-properties fo:margin-top="0cm" fo:margin-bottom="0cm" loext:contextual-spacing="false" fo:line-height="100%" fo:background-color="#ffffff"/>
      <style:text-properties fo:color="#24292e" style:font-name="C059" fo:font-size="14pt" fo:background-color="#ffffff" style:font-size-asian="14pt" style:font-name-complex="Calibri1" style:font-size-complex="14pt"/>
    </style:style>
    <style:style style:name="P22" style:family="paragraph" style:parent-style-name="Standard">
      <loext:graphic-properties draw:fill="solid" draw:fill-color="#ffffff"/>
      <style:paragraph-properties fo:margin-top="0cm" fo:margin-bottom="0cm" loext:contextual-spacing="false" fo:line-height="100%" fo:background-color="#ffffff"/>
      <style:text-properties fo:color="#24292e" style:font-name="C059" fo:font-size="14pt" style:text-underline-style="solid" style:text-underline-width="auto" style:text-underline-color="font-color" fo:font-weight="bold" fo:background-color="#ffffff" style:font-size-asian="14pt" style:font-weight-asian="bold" style:font-name-complex="Calibri1" style:font-size-complex="14pt" style:font-weight-complex="bold"/>
    </style:style>
    <style:style style:name="P23" style:family="paragraph" style:parent-style-name="Standard">
      <loext:graphic-properties draw:fill="solid" draw:fill-color="#ffffff"/>
      <style:paragraph-properties fo:margin-top="0cm" fo:margin-bottom="0cm" loext:contextual-spacing="false" fo:line-height="100%" fo:background-color="#ffffff"/>
      <style:text-properties fo:color="#24292e" style:font-name="C059" fo:font-size="14pt" style:font-size-asian="14pt" style:font-name-complex="Calibri1" style:font-size-complex="14pt"/>
    </style:style>
    <style:style style:name="P24"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4292e" style:font-name="Abyssinica SIL" fo:font-size="10.5pt" style:font-name-asian="Times New Roman1" style:font-size-asian="10.5pt" style:language-asian="en" style:country-asian="IN" style:font-name-complex="Courier New2" style:font-size-complex="10.5pt" loext:padding="0cm" loext:border="none"/>
    </style:style>
    <style:style style:name="P25" style:family="paragraph" style:parent-style-name="Standard">
      <loext:graphic-properties draw:fill="solid" draw:fill-color="#ffffff"/>
      <style:paragraph-properties fo:margin-top="0cm" fo:margin-bottom="0cm" loext:contextual-spacing="false" fo:line-height="100%" fo:background-color="#ffffff"/>
      <style:text-properties fo:color="#24292e" style:font-name="Abyssinica SIL" fo:font-size="10.5pt" fo:background-color="#ffffff" style:font-size-asian="10.5pt" style:font-name-complex="Calibri1" style:font-size-complex="10.5pt"/>
    </style:style>
    <style:style style:name="P26" style:family="paragraph" style:parent-style-name="Standard">
      <loext:graphic-properties draw:fill="solid" draw:fill-color="#ffffff"/>
      <style:paragraph-properties fo:margin-top="0cm" fo:margin-bottom="0cm" loext:contextual-spacing="false" fo:line-height="100%" fo:background-color="#ffffff"/>
      <style:text-properties style:font-name="C059"/>
    </style:style>
    <style:style style:name="P27"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059"/>
    </style:style>
    <style:style style:name="P28" style:family="paragraph" style:parent-style-name="Standard">
      <loext:graphic-properties draw:fill="solid" draw:fill-color="#ffffff"/>
      <style:paragraph-properties fo:margin-top="0cm" fo:margin-bottom="0cm" loext:contextual-spacing="false" fo:line-height="100%" fo:background-color="#ffffff"/>
      <style:text-properties style:font-name="C059" fo:font-size="12pt" style:font-size-asian="12pt" style:font-size-complex="12pt"/>
    </style:style>
    <style:style style:name="P29" style:family="paragraph" style:parent-style-name="Standard">
      <loext:graphic-properties draw:fill="solid" draw:fill-color="#ffffff"/>
      <style:paragraph-properties fo:margin-top="0cm" fo:margin-bottom="0cm" loext:contextual-spacing="false" fo:line-height="100%" fo:background-color="#ffffff"/>
      <style:text-properties style:font-name="C059" fo:font-size="14pt" style:font-size-asian="14pt" style:font-size-complex="14pt"/>
    </style:style>
    <style:style style:name="P30" style:family="paragraph" style:parent-style-name="Standard">
      <loext:graphic-properties draw:fill="solid" draw:fill-color="#ffffff"/>
      <style:paragraph-properties fo:margin-left="0.635cm" fo:margin-right="0cm" fo:margin-top="0cm" fo:margin-bottom="0cm" loext:contextual-spacing="false" fo:line-height="100%" fo:text-indent="0cm" style:auto-text-indent="false" fo:background-color="#ffffff"/>
      <style:text-properties style:font-name="C059" fo:font-size="14pt" officeooo:paragraph-rsid="001dfc96" style:font-size-asian="14pt" style:font-size-complex="14pt"/>
    </style:style>
    <style:style style:name="P31" style:family="paragraph" style:parent-style-name="Standard">
      <style:paragraph-properties fo:margin-left="0.635cm" fo:margin-right="0cm" fo:margin-top="0cm" fo:margin-bottom="0cm" loext:contextual-spacing="false" fo:line-height="100%"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4292e" style:font-name="Abyssinica SIL" fo:font-size="10.5pt" style:font-name-asian="Times New Roman1" style:font-size-asian="10.5pt" style:language-asian="en" style:country-asian="IN" style:font-name-complex="Courier New2" style:font-size-complex="10.5pt" loext:padding="0cm" loext:border="none"/>
    </style:style>
    <style:style style:name="P32" style:family="paragraph" style:parent-style-name="List_20_Paragraph" style:list-style-name="WWNum1">
      <style:paragraph-properties fo:margin-top="0cm" fo:margin-bottom="0cm" loext:contextual-spacing="tru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4292e" style:font-name="Abyssinica SIL" fo:font-size="10.5pt" style:font-name-asian="Times New Roman1" style:font-size-asian="10.5pt" style:language-asian="en" style:country-asian="IN" style:font-name-complex="Courier New2" style:font-size-complex="10.5pt" loext:padding="0cm" loext:border="none"/>
    </style:style>
    <style:style style:name="P33" style:family="paragraph" style:parent-style-name="List_20_Paragraph" style:list-style-name="WWNum3">
      <loext:graphic-properties draw:fill="solid" draw:fill-color="#ffffff"/>
      <style:paragraph-properties fo:margin-top="0cm" fo:margin-bottom="0cm" loext:contextual-spacing="true" fo:line-height="100%" fo:background-color="#ffffff"/>
      <style:text-properties fo:color="#24292e" style:font-name="C059" fo:font-size="14pt" fo:font-weight="bold" fo:background-color="#ffffff" style:font-size-asian="14pt" style:font-weight-asian="bold" style:font-name-complex="Calibri1" style:font-size-complex="14pt" style:font-weight-complex="bold"/>
    </style:style>
    <style:style style:name="P34" style:family="paragraph" style:parent-style-name="Standard" style:master-page-name="Standard">
      <style:paragraph-properties fo:text-align="center" style:justify-single-word="false" style:page-number="auto"/>
      <style:text-properties fo:font-size="18pt" style:text-underline-style="solid" style:text-underline-width="auto" style:text-underline-color="font-color" fo:font-weight="bold" style:font-size-asian="18pt" style:font-weight-asian="bold" style:font-name-complex="Calibri1" style:font-size-complex="18pt" style:font-weight-complex="bold"/>
    </style:style>
    <style:style style:name="P35" style:family="paragraph" style:parent-style-name="Standard">
      <style:text-properties style:font-name="C059" fo:font-size="14pt" style:font-size-asian="14pt" style:font-name-complex="Calibri1" style:font-size-complex="14pt"/>
    </style:style>
    <style:style style:name="P36" style:family="paragraph" style:parent-style-name="Standard" style:list-style-name="WWNum2">
      <loext:graphic-properties draw:fill="solid" draw:fill-color="#ffffff"/>
      <style:paragraph-properties fo:margin-top="0.494cm" fo:margin-bottom="0cm" loext:contextual-spacing="false" fo:line-height="100%" fo:background-color="#ffffff"/>
    </style:style>
    <style:style style:name="P37" style:family="paragraph" style:parent-style-name="Standard" style:list-style-name="WWNum2">
      <loext:graphic-properties draw:fill="solid" draw:fill-color="#ffffff"/>
      <style:paragraph-properties fo:margin-top="0cm" fo:margin-bottom="0cm" loext:contextual-spacing="false" fo:line-height="100%" fo:background-color="#ffffff"/>
    </style:style>
    <style:style style:name="P38" style:family="paragraph" style:parent-style-name="Standard" style:list-style-name="WWNum2">
      <loext:graphic-properties draw:fill="solid" draw:fill-color="#ffffff"/>
      <style:paragraph-properties fo:margin-top="0cm" fo:margin-bottom="0.494cm" loext:contextual-spacing="false" fo:line-height="100%" fo:background-color="#ffffff"/>
    </style:style>
    <style:style style:name="P39" style:family="paragraph" style:parent-style-name="Standard">
      <loext:graphic-properties draw:fill="solid" draw:fill-color="#ffffff"/>
      <style:paragraph-properties fo:margin-top="0cm" fo:margin-bottom="0.423cm" loext:contextual-spacing="false" fo:line-height="100%" fo:background-color="#ffffff"/>
      <style:text-properties fo:color="#24292e" style:font-name="C059" fo:font-size="14pt" style:font-name-asian="Times New Roman1" style:font-size-asian="14pt" style:language-asian="en" style:country-asian="IN" style:font-name-complex="Calibri1" style:font-size-complex="14pt"/>
    </style:style>
    <style:style style:name="T1" style:family="text">
      <style:text-properties fo:color="#24292e" fo:font-size="14pt" style:font-name-asian="Times New Roman1" style:font-size-asian="14pt" style:language-asian="en" style:country-asian="IN" style:font-name-complex="Calibri1" style:font-size-complex="14pt"/>
    </style:style>
    <style:style style:name="T2" style:family="text">
      <style:text-properties fo:color="#24292e" fo:font-size="14pt" fo:background-color="#ffffff" loext:char-shading-value="0" style:font-size-asian="14pt" style:font-name-complex="Calibri1" style:font-size-complex="14pt"/>
    </style:style>
    <style:style style:name="T3" style:family="text">
      <style:text-properties fo:color="#24292e" fo:font-size="14pt" fo:font-weight="bold" fo:background-color="#ffffff" loext:char-shading-value="0" style:font-size-asian="14pt" style:font-weight-asian="bold" style:font-name-complex="Calibri1" style:font-size-complex="14pt" style:font-weight-complex="bold"/>
    </style:style>
    <style:style style:name="T4" style:family="text">
      <style:text-properties fo:color="#24292e" fo:font-size="14pt" fo:font-weight="bold" style:font-name-asian="Times New Roman1" style:font-size-asian="14pt" style:language-asian="en" style:country-asian="IN" style:font-weight-asian="bold" style:font-name-complex="Calibri1" style:font-size-complex="14pt" style:font-weight-complex="bold"/>
    </style:style>
    <style:style style:name="T5" style:family="text">
      <style:text-properties fo:color="#24292e" fo:font-size="14pt" style:text-underline-style="solid" style:text-underline-width="auto" style:text-underline-color="font-color" fo:font-weight="bold" fo:background-color="#ffffff" loext:char-shading-value="0" style:font-size-asian="14pt" style:font-weight-asian="bold" style:font-name-complex="Calibri1" style:font-size-complex="14pt" style:font-weight-complex="bold"/>
    </style:style>
    <style:style style:name="T6" style:family="text">
      <style:text-properties fo:color="#24292e" fo:font-size="14pt" style:text-underline-style="solid" style:text-underline-width="auto" style:text-underline-color="font-color" fo:font-weight="bold" style:font-name-asian="Times New Roman1" style:font-size-asian="14pt" style:language-asian="en" style:country-asian="IN" style:font-weight-asian="bold" style:font-name-complex="Calibri1" style:font-size-complex="14pt" style:font-weight-complex="bold"/>
    </style:style>
    <style:style style:name="T7" style:family="text">
      <style:text-properties fo:color="#24292e" style:font-name="Segoe UI" fo:font-size="12pt" style:font-name-asian="Times New Roman1" style:font-size-asian="12pt" style:language-asian="en" style:country-asian="IN" style:font-name-complex="Segoe UI1" style:font-size-complex="12pt"/>
    </style:style>
    <style:style style:name="T8" style:family="text">
      <style:text-properties fo:color="#24292e" fo:font-size="12pt" style:font-name-asian="Times New Roman1" style:font-size-asian="12pt" style:language-asian="en" style:country-asian="IN" style:font-name-complex="Calibri1" style:font-size-complex="12pt"/>
    </style:style>
    <style:style style:name="T9" style:family="text">
      <style:text-properties fo:color="#24292e" style:font-name-asian="Times New Roman1" style:language-asian="en" style:country-asian="IN" style:font-name-complex="Calibri1"/>
    </style:style>
    <style:style style:name="T10" style:family="text">
      <style:text-properties fo:color="#24292e" style:font-name-asian="Times New Roman1" style:language-asian="en" style:country-asian="IN" style:font-name-complex="Calibri1" loext:padding="0cm" loext:border="none"/>
    </style:style>
    <style:style style:name="T11" style:family="text">
      <style:text-properties fo:color="#24292e" fo:background-color="#ffffff" loext:char-shading-value="0" style:font-name-complex="Calibri1"/>
    </style:style>
    <style:style style:name="T12" style:family="text">
      <style:text-properties fo:color="#24292e" fo:font-style="italic" style:font-name-asian="Times New Roman1" style:language-asian="en" style:country-asian="IN" style:font-style-asian="italic" style:font-name-complex="Segoe UI1" style:font-style-complex="italic"/>
    </style:style>
    <style:style style:name="T13" style:family="text">
      <style:text-properties fo:color="#24292e" style:font-name="C059" fo:font-size="14pt" fo:background-color="#ffffff" loext:char-shading-value="0" style:font-size-asian="14pt" style:font-name-complex="Calibri1" style:font-size-complex="14pt"/>
    </style:style>
    <style:style style:name="T14" style:family="text">
      <style:text-properties fo:color="#24292e" style:font-name="C059" fo:font-size="14pt" style:font-name-asian="Times New Roman1" style:font-size-asian="14pt" style:language-asian="en" style:country-asian="IN" style:font-name-complex="Calibri1" style:font-size-complex="14pt"/>
    </style:style>
    <style:style style:name="T15" style:family="text">
      <style:text-properties fo:color="#24292e" style:text-underline-style="solid" style:text-underline-width="auto" style:text-underline-color="font-color" fo:font-weight="bold" fo:background-color="#ffffff" loext:char-shading-value="0" style:font-weight-asian="bold" style:font-name-complex="Calibri1" style:font-weight-complex="bold"/>
    </style:style>
    <style:style style:name="T16" style:family="text">
      <style:text-properties fo:color="#24292e" style:text-underline-style="solid" style:text-underline-width="auto" style:text-underline-color="font-color" fo:font-weight="bold" style:font-name-asian="Times New Roman1" style:language-asian="en" style:country-asian="IN" style:font-weight-asian="bold" style:font-name-complex="Calibri1" style:font-weight-complex="bold"/>
    </style:style>
    <style:style style:name="T17" style:family="text">
      <style:text-properties fo:color="#24292e" style:text-underline-style="solid" style:text-underline-width="auto" style:text-underline-color="font-color" fo:background-color="#ffffff" loext:char-shading-value="0" style:font-name-complex="Calibri1"/>
    </style:style>
    <style:style style:name="T18" style:family="text">
      <style:text-properties fo:color="#24292e" style:font-name-complex="Calibri1"/>
    </style:style>
    <style:style style:name="T19" style:family="text">
      <style:text-properties fo:color="#24292e" fo:font-weight="bold" style:font-name-asian="Times New Roman1" style:language-asian="en" style:country-asian="IN" style:font-weight-asian="bold" style:font-name-complex="Calibri1" style:font-weight-complex="bold"/>
    </style:style>
    <style:style style:name="T20" style:family="text">
      <style:text-properties fo:color="#24292e" style:font-name="Abyssinica SIL" fo:font-size="10.5pt" fo:font-style="italic" style:font-name-asian="Times New Roman1" style:font-size-asian="10.5pt" style:language-asian="en" style:country-asian="IN" style:font-style-asian="italic" style:font-name-complex="Segoe UI1" style:font-size-complex="10.5pt" style:font-style-complex="italic"/>
    </style:style>
    <style:style style:name="T21" style:family="text">
      <style:text-properties fo:color="#24292e" style:font-name="Abyssinica SIL" fo:font-size="10.5pt" fo:font-style="italic" style:font-name-asian="Times New Roman1" style:font-size-asian="10.5pt" style:language-asian="en" style:country-asian="IN" style:font-style-asian="italic" style:font-name-complex="Courier New2" style:font-size-complex="10.5pt" style:font-style-complex="italic"/>
    </style:style>
    <style:style style:name="T22" style:family="text">
      <style:text-properties fo:font-size="14pt" style:font-size-asian="14pt" style:font-name-complex="Calibri1" style:font-size-complex="14pt"/>
    </style:style>
    <style:style style:name="T23" style:family="text">
      <style:text-properties fo:font-size="14pt" style:text-underline-style="solid" style:text-underline-width="auto" style:text-underline-color="font-color" fo:font-weight="bold" style:font-size-asian="14pt" style:font-weight-asian="bold" style:font-name-complex="Calibri1" style:font-size-complex="14pt" style:font-weight-complex="bold"/>
    </style:style>
    <style:style style:name="T24" style:family="text">
      <style:text-properties fo:color="#0000ff" style:font-name="C059" fo:font-size="14pt" style:text-underline-style="solid" style:text-underline-width="auto" style:text-underline-color="font-color" style:font-name-asian="Times New Roman1" style:font-size-asian="14pt" style:language-asian="en" style:country-asian="IN" style:font-name-complex="Calibri1" style:font-size-complex="14pt"/>
    </style:style>
    <style:style style:name="T25" style:family="text">
      <style:text-properties fo:color="#0000ff" style:text-underline-style="solid" style:text-underline-width="auto" style:text-underline-color="font-color" officeooo:rsid="001e6a9d" style:font-name-asian="Times New Roman1" style:language-asian="en" style:country-asian="IN" style:font-name-complex="Calibri1" loext:padding="0cm" loext:border="none"/>
    </style:style>
    <style:style style:name="T26" style:family="text">
      <style:text-properties fo:color="#0000ff" style:text-underline-style="solid" style:text-underline-width="auto" style:text-underline-color="font-color" officeooo:rsid="001e6b8c" style:font-name-asian="Times New Roman1" style:language-asian="en" style:country-asian="IN" style:font-name-complex="Calibri1" loext:padding="0cm" loext:border="none"/>
    </style:style>
    <style:style style:name="T27" style:family="text">
      <style:text-properties fo:color="#0000ff" style:text-underline-style="none" officeooo:rsid="001e6b8c" style:font-name-asian="Times New Roman1" style:language-asian="en" style:country-asian="IN" style:font-name-complex="Calibri1" loext:padding="0cm" loext:border="none"/>
    </style:style>
    <style:style style:name="T28" style:family="text">
      <style:text-properties style:font-name-complex="Calibri1"/>
    </style:style>
    <style:style style:name="T29" style:family="text">
      <style:text-properties style:font-name="C059" fo:font-size="14pt" style:font-size-asian="14pt" style:font-name-complex="Calibri1" style:font-size-complex="14pt"/>
    </style:style>
    <style:style style:name="T30" style:family="text">
      <style:text-properties style:font-name="Abyssinica SIL" fo:font-size="10.5pt" style:font-size-asian="10.5pt" style:font-size-complex="10.5pt"/>
    </style:style>
    <style:style style:name="T31" style:family="text">
      <style:text-properties style:text-underline-style="none"/>
    </style:style>
    <style:style style:name="T32"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ocumentation of CLI Task Manager</text:p>
      <text:p text:style-name="P39">We are going to be building a CLI tool that can be used to manage your TODOs in the terminal. The basic usage of the tool is going to look roughly like this:</text:p>
      <text:p text:style-name="P24">$ task</text:p>
      <text:p text:style-name="P24">task is a CLI for managing your TODOs.</text:p>
      <text:p text:style-name="P24"/>
      <text:p text:style-name="P24">Usage:</text:p>
      <text:p text:style-name="P24"><text:s text:c="2"/>task [command]</text:p>
      <text:p text:style-name="P24"/>
      <text:p text:style-name="P24">Available Commands:</text:p>
      <text:p text:style-name="P24"><text:s text:c="2"/>add <text:s text:c="8"/>Add a new task to your TODO list</text:p>
      <text:p text:style-name="P24"><text:s text:c="2"/>do <text:s text:c="9"/>Mark a task on your TODO list as complete</text:p>
      <text:p text:style-name="P24"><text:s text:c="2"/>list <text:s text:c="7"/>List all of your incomplete tasks</text:p>
      <text:p text:style-name="P24"/>
      <text:p text:style-name="P24">Use "task [command] --help" for more information about a command.</text:p>
      <text:p text:style-name="P24"/>
      <text:p text:style-name="P24">$ task add review talk proposal</text:p>
      <text:p text:style-name="P24">Added "review talk proposal" to your task list.</text:p>
      <text:p text:style-name="P24"/>
      <text:p text:style-name="P24">$ task add clean dishes</text:p>
      <text:p text:style-name="P24">Added "clean dishes" to your task list.</text:p>
      <text:p text:style-name="P24"/>
      <text:p text:style-name="P24">$ task list</text:p>
      <text:p text:style-name="P24">You have the following tasks:</text:p>
      <text:p text:style-name="P24">1. review talk proposal</text:p>
      <text:p text:style-name="P24">2. some task description</text:p>
      <text:p text:style-name="P24"/>
      <text:p text:style-name="P24">$ task do 1</text:p>
      <text:p text:style-name="P24">You have completed the "review talk proposal" task.</text:p>
      <text:p text:style-name="P24"/>
      <text:p text:style-name="P24">$ task list</text:p>
      <text:p text:style-name="P24">You have the following tasks:</text:p>
      <text:list xml:id="list2142651609" text:style-name="WWNum1">
        <text:list-item>
          <text:p text:style-name="P32">some task description</text:p>
        </text:list-item>
      </text:list>
      <text:p text:style-name="P31"/>
      <text:p text:style-name="P28"><text:span text:style-name="T20">Note: Lines prefixed with </text:span><text:span text:style-name="T21">$</text:span><text:span text:style-name="T20"> are lines where we type into the terminal, and other lines are output from our progra</text:span><text:span text:style-name="T12">m.</text:span></text:p>
      <text:p text:style-name="P15"/>
      <text:p text:style-name="P19">Here commands like :-</text:p>
      <text:list xml:id="list3296500192" text:style-name="WWNum2">
        <text:list-item>
          <text:p text:style-name="P36"><text:span text:style-name="T8">add</text:span><text:span text:style-name="T7"> - adds a new task to our list</text:span></text:p>
        </text:list-item>
        <text:list-item>
          <text:p text:style-name="P37"><text:span text:style-name="T8">list</text:span><text:span text:style-name="T7"> - lists all of our incomplete tasks</text:span></text:p>
        </text:list-item>
        <text:list-item>
          <text:p text:style-name="P38"><text:span text:style-name="T8">do</text:span><text:span text:style-name="T7"> - marks a task as complete</text:span></text:p>
        </text:list-item>
      </text:list>
      <text:p text:style-name="P14"><text:span text:style-name="T13">In </text:span><text:span text:style-name="T29">order</text:span><text:span text:style-name="T13"> to build this tool we are going to need to explore some task :</text:span><text:span text:style-name="T2">-</text:span></text:p>
      <text:p text:style-name="P17"/>
      <text:list xml:id="list3173538725" text:style-name="WWNum3">
        <text:list-item>
          <text:p text:style-name="P33"><text:soft-page-break/>Build the CLI Shell</text:p>
        </text:list-item>
        <text:list-item>
          <text:p text:style-name="P33">Write the BoltDB Interactions</text:p>
        </text:list-item>
        <text:list-item>
          <text:p text:style-name="P33">Putting it all together</text:p>
        </text:list-item>
      </text:list>
      <text:p text:style-name="P9"/>
      <text:p text:style-name="P30"><text:span text:style-name="T15">Build the CLI Shell :- </text:span><text:span text:style-name="T11">To build the </text:span><text:span text:style-name="T17">CLI</text:span><text:span text:style-name="T11"> Shell, spf13/cobra package is used.</text:span></text:p>
      <text:p text:style-name="P21">Cobra is both a library for creating powerful modern CLI applications as well as a program to generate applications and command files.</text:p>
      <text:p text:style-name="P22"><text:s/></text:p>
      <text:p text:style-name="P23"> This command will install the cobra generator executable along with a library and its dependencies:</text:p>
      <text:p text:style-name="P29"><text:span text:style-name="T18"><text:s text:c="21"/></text:span><text:span text:style-name="T10"><text:s/>go get -u github.com/spf13</text:span><text:span text:style-name="T26">/cobra</text:span></text:p>
      <text:p text:style-name="P19"/>
      <text:p text:style-name="P19">Next, include cobra in your application:</text:p>
      <text:p text:style-name="P1"><text:span text:style-name="T14"><text:s text:c="11"/>import "github.com/spf13/</text:span><text:a xlink:type="simple" xlink:href="https://keyword-plus.com/s/?q=cobra" office:target-frame-name="_blank" xlink:show="new" text:style-name="Standard" text:visited-style-name="Standard"><text:span text:style-name="T24">cobra</text:span></text:a><text:span text:style-name="T14">"</text:span></text:p>
      <text:p text:style-name="P2"><text:s/>After that we have to create commands like add, do, list. So, to do this we need to make different go file’s in cmd package for different commands.</text:p>
      <text:p text:style-name="P11"><text:span text:style-name="T9">Start with</text:span><text:span text:style-name="T16"> add command</text:span><text:span text:style-name="T19">:</text:span></text:p>
      <text:p text:style-name="P6">var addCmd = &amp;cobra.Command{</text:p>
      <text:p text:style-name="P6"><text:tab/>Use: <text:s text:c="2"/>"add", <text:s text:c="47"/>// name of command </text:p>
      <text:p text:style-name="P6"><text:tab/>Short: "Add A <text:s/>task to your task list", <text:s text:c="2"/>// short description about command</text:p>
      <text:p text:style-name="P6"><text:tab/>Run: func(cmd *cobra.Command, args []string) {</text:p>
      <text:p text:style-name="P6"><text:tab/><text:tab/>task <text:s/>:= strings.Join(args, " ")</text:p>
      <text:p text:style-name="P6"><text:tab/><text:tab/>_, err <text:s/>:= db.CreateTask(task)</text:p>
      <text:p text:style-name="P6"><text:tab/><text:tab/>if err != nil {</text:p>
      <text:p text:style-name="P6"><text:tab/><text:tab/><text:tab/>fmt.Println("Something went wrong!", err)</text:p>
      <text:p text:style-name="P6"><text:tab/> <text:s text:c="19"/><text:tab/>return</text:p>
      <text:p text:style-name="P6"><text:s/>}</text:p>
      <text:p text:style-name="P6"><text:tab/><text:tab/>fmt.Print("Added \"%s\" to your task list.\n", task)</text:p>
      <text:p text:style-name="P6">},</text:p>
      <text:p text:style-name="P6">}</text:p>
      <text:p text:style-name="P6">func init() {</text:p>
      <text:p text:style-name="P6"><text:tab/>RootCmd.AddCommand(addCmd) <text:s text:c="3"/>// add command in our CLI</text:p>
      <text:p text:style-name="P6">}</text:p>
      <text:p text:style-name="P27"><text:soft-page-break/><text:span text:style-name="T1">Here </text:span><text:span text:style-name="T4">Use</text:span><text:span text:style-name="T1"> is just like the name of the command, </text:span><text:span text:style-name="T4">Short</text:span><text:span text:style-name="T1"> is for description of the command and here </text:span><text:span text:style-name="T4">Run </text:span><text:span text:style-name="T1">is for execution of a function which takes pointer to a cobra command and a slice of string.</text:span></text:p>
      <text:p text:style-name="P20">Here strings.join is used for join strings written in args slice and there is a call to CreateTask () function to create task, which we see later. At last, function init , init() function is a function which executes just befor the main function executes. In this function we need to add the command in our CLI.</text:p>
      <text:p text:style-name="P20"/>
      <text:p text:style-name="P27"><text:span text:style-name="T6">List <text:s/>command :-</text:span><text:span text:style-name="T1"> <text:s/>In list command, our task is to print the list of all the pending task. </text:span></text:p>
      <text:p text:style-name="P16"/>
      <text:p text:style-name="P6">var ListCmd = &amp;cobra.Command{</text:p>
      <text:p text:style-name="P6"><text:tab/>Use: <text:s text:c="2"/>"list", <text:s text:c="41"/>// name of command</text:p>
      <text:p text:style-name="P6"><text:tab/>Short: "list all of your tasks", <text:s text:c="9"/>// short description about command</text:p>
      <text:p text:style-name="P6"><text:tab/>Run: func(cmd *cobra.Command, args []string) {</text:p>
      <text:p text:style-name="P6"><text:tab/><text:tab/>tasks, err := db.AllTasks()</text:p>
      <text:p text:style-name="P6"><text:tab/><text:tab/>if err != nil {</text:p>
      <text:p text:style-name="P6"><text:tab/><text:tab/><text:tab/>fmt.Println("Something went wrong:", err)</text:p>
      <text:p text:style-name="P6"><text:tab/><text:tab/><text:tab/>os.Exit(1)</text:p>
      <text:p text:style-name="P6"><text:tab/><text:tab/>}</text:p>
      <text:p text:style-name="P6"><text:tab/><text:tab/>if len(tasks) == 0 {</text:p>
      <text:p text:style-name="P6"><text:tab/><text:tab/><text:tab/>fmmt.Println("You have no task to complete!")</text:p>
      <text:p text:style-name="P6"><text:tab/><text:tab/><text:tab/>return</text:p>
      <text:p text:style-name="P6"><text:tab/><text:tab/>}</text:p>
      <text:p text:style-name="P6"><text:tab/><text:tab/>fmt.Println("You have the following tasks:")</text:p>
      <text:p text:style-name="P6"><text:tab/><text:tab/>for i, task := range tasks {</text:p>
      <text:p text:style-name="P6"><text:tab/><text:tab/><text:tab/>fmt.Printf("%d. %s,Key=%d\n", i+1, task.Value, task.key)</text:p>
      <text:p text:style-name="P6"><text:tab/><text:tab/>}</text:p>
      <text:p text:style-name="P6"><text:tab/>},</text:p>
      <text:p text:style-name="P6">}</text:p>
      <text:p text:style-name="P6">func init() {</text:p>
      <text:p text:style-name="P6"><text:tab/>RootCmd.AddCommand(ListCmd) <text:s text:c="6"/>// add command in our CLI</text:p>
      <text:p text:style-name="P6">}</text:p>
      <text:p text:style-name="P27"><text:soft-page-break/><text:span text:style-name="T2">In this code, there is a Run in which a function which </text:span><text:span text:style-name="T1">takes pointer to a cobra command and a slice of string. After that there is a call to AllTask()function which returns all the pending task and store the list of all the pending task in tasks variable. So, if the length of the tasks variable is zero means there is no pending task left and return. Otherwise print all the task along with it’s key and Value.</text:span></text:p>
      <text:p text:style-name="P21"/>
      <text:p text:style-name="P8"><text:span text:style-name="T22">For </text:span><text:span text:style-name="T23">Do command </text:span><text:span text:style-name="T22">:-</text:span></text:p>
      <text:p text:style-name="P7"/>
      <text:p text:style-name="P12">var doCmd = &amp;cobra.Command{</text:p>
      <text:p text:style-name="P13"><text:span text:style-name="T28"><text:tab/>Use: <text:s text:c="2"/>"do", <text:s text:c="26"/>// <text:s text:c="2"/></text:span><text:span text:style-name="T9">name of command</text:span></text:p>
      <text:p text:style-name="P13"><text:span text:style-name="T28"><text:tab/>Short: "Marks a task as complete", <text:s text:c="7"/>//</text:span><text:span text:style-name="T9"> short description about command</text:span></text:p>
      <text:p text:style-name="P12"><text:tab/>Run: func(cmd *cobra.Command, args []string) {</text:p>
      <text:p text:style-name="P12"><text:tab/><text:tab/>var ids []int <text:s text:c="35"/>// slice of int </text:p>
      <text:p text:style-name="P12"><text:tab/><text:tab/>for _, arg := range args {</text:p>
      <text:p text:style-name="P12"><text:tab/><text:tab/><text:tab/>id, err := strconv.Atoi(arg) <text:s text:c="9"/>// convert string to int</text:p>
      <text:p text:style-name="P12"><text:tab/><text:tab/><text:tab/>if err != nil {</text:p>
      <text:p text:style-name="P12"><text:tab/><text:tab/><text:tab/><text:tab/>fmt.Println("Failed to parse the arguments:", arg)</text:p>
      <text:p text:style-name="P12"><text:tab/><text:tab/><text:tab/>} else {</text:p>
      <text:p text:style-name="P12"><text:tab/><text:tab/><text:tab/><text:tab/>ids = append(ids, id)</text:p>
      <text:p text:style-name="P12"><text:tab/><text:tab/><text:tab/>} }</text:p>
      <text:p text:style-name="P12"><text:tab/><text:tab/>tasks, err := db.AllTasks()</text:p>
      <text:p text:style-name="P12"><text:tab/><text:tab/>if err != nil {</text:p>
      <text:p text:style-name="P12"><text:tab/><text:tab/><text:tab/>fmt.Println("Something went Wrong", err)</text:p>
      <text:p text:style-name="P12"><text:tab/><text:tab/><text:tab/>return</text:p>
      <text:p text:style-name="P12"><text:tab/><text:tab/>}</text:p>
      <text:p text:style-name="P12"><text:tab/><text:tab/>for _, id := range ids {</text:p>
      <text:p text:style-name="P12"><text:tab/><text:tab/><text:tab/>if id &lt;= 0 || id &gt; len(tasks) {</text:p>
      <text:p text:style-name="P12"><text:tab/><text:tab/><text:tab/><text:tab/>fmt.Println("Invalid task number:", id)</text:p>
      <text:p text:style-name="P12"><text:tab/><text:tab/><text:tab/><text:tab/>continue</text:p>
      <text:p text:style-name="P12"><text:tab/><text:tab/><text:tab/>}</text:p>
      <text:p text:style-name="P12"><text:tab/><text:tab/>tasks:</text:p>
      <text:p text:style-name="P12"><text:soft-page-break/><text:tab/><text:tab/><text:tab/>task[id-1]</text:p>
      <text:p text:style-name="P12"><text:tab/><text:tab/><text:tab/>err := db.DeleteTask(task.key)</text:p>
      <text:p text:style-name="P12"><text:tab/><text:tab/><text:tab/>if err != nil {</text:p>
      <text:p text:style-name="P12"><text:tab/><text:tab/><text:tab/><text:tab/>fmt.Println("Failed to mark \"%d\" as complete. Error:%s\n", id, err)</text:p>
      <text:p text:style-name="P12"><text:tab/><text:tab/><text:tab/>} else {</text:p>
      <text:p text:style-name="P12"><text:tab/><text:tab/><text:tab/><text:tab/>fmt.Printf("Marked \"%d\" as complete.\n", id)</text:p>
      <text:p text:style-name="P12"><text:tab/><text:tab/><text:tab/>} } },</text:p>
      <text:p text:style-name="P12">} <text:s text:c="5"/></text:p>
      <text:p text:style-name="P12">func init() {</text:p>
      <text:p text:style-name="P13"><text:span text:style-name="T28"><text:tab/>RootCmd.AddCommand(doCmd) <text:s text:c="8"/></text:span><text:span text:style-name="T9">// add command in our CLI</text:span></text:p>
      <text:p text:style-name="P12">}</text:p>
      <text:p text:style-name="P9">In do command, basically we want to complete a task from pending task list. So, let us suppose the task was completed so now our new task list didn’t contains the previous task which was completed. Means, we have to delete the task from our new task list. <text:s/>So, for this first there is a call to AllTasks () function which return the list of all pending tasks along with the key. After that there is a call to DeleteTask () function which take the task key as an argument and delete the task whose key is equal to the task key (argument pass in DeleteTask() function) from the list of pending task. </text:p>
      <text:p text:style-name="P3"/>
      <text:p text:style-name="P4">Write the BoltDB Interactions:-</text:p>
      <text:p text:style-name="P5">After stubbing out our CLI commands, we have to write code that will read, add, and delete data in a BoltDB database.</text:p>
      <text:p text:style-name="P12">var taskBucket = [] byte("task")</text:p>
      <text:p text:style-name="P12">var db *bolt.DB <text:s text:c="48"/>//package level variable</text:p>
      <text:p text:style-name="P12">type Task struct { <text:s text:c="36"/>// task structure</text:p>
      <text:p text:style-name="P12"><text:tab/>Key <text:s text:c="2"/>int</text:p>
      <text:p text:style-name="P12"><text:tab/>Value string</text:p>
      <text:p text:style-name="P12">}</text:p>
      <text:p text:style-name="P12">func Init (dbPath string) error {</text:p>
      <text:p text:style-name="P12"><text:soft-page-break/><text:tab/>var err error</text:p>
      <text:p text:style-name="P12"><text:s text:c="7"/>db, err = bolt.Open(dbPath, 0600, &amp;bolt.Options{Timeout: 1 * time.Second}) <text:s text:c="3"/>// used to connect with <text:s text:c="4"/>//database</text:p>
      <text:p text:style-name="P12"><text:tab/>if err != nil {</text:p>
      <text:p text:style-name="P12"><text:tab/><text:tab/>return err</text:p>
      <text:p text:style-name="P12"><text:tab/>}</text:p>
      <text:p text:style-name="P12"><text:tab/>return db.Update(func(tx *bolt.Tx) error {</text:p>
      <text:p text:style-name="P12"><text:tab/><text:tab/>_, err := tx.CreateBucketIfNotExists(taskBucket) <text:s text:c="7"/>// create a new basket if not exist</text:p>
      <text:p text:style-name="P12"><text:tab/><text:tab/>return err</text:p>
      <text:p text:style-name="P12"><text:tab/>})</text:p>
      <text:p text:style-name="P12">}</text:p>
      <text:p text:style-name="P12">func CreateTask(task string)(int,error){</text:p>
      <text:p text:style-name="P12"><text:tab/>var id int</text:p>
      <text:p text:style-name="P12"><text:tab/>err:=db.Update(func(tx *bolt.Tx) error{</text:p>
      <text:p text:style-name="P12"><text:s text:c="3"/>b:= tx.Bucket(tasksBucket)</text:p>
      <text:p text:style-name="P12"><text:s text:c="3"/>id64,_:b.NextSequnce()</text:p>
      <text:p text:style-name="P12"><text:s text:c="3"/>id =int(id64</text:p>
      <text:p text:style-name="P12"><text:s text:c="3"/>key:=itob(id)</text:p>
      <text:p text:style-name="P12"><text:s text:c="3"/>return b.Put(key,[]byte(task))</text:p>
      <text:p text:style-name="P12"><text:tab/>})</text:p>
      <text:p text:style-name="P12"><text:tab/>if err!=nil{</text:p>
      <text:p text:style-name="P12"><text:tab/><text:tab/>return -1, err</text:p>
      <text:p text:style-name="P12"><text:tab/>}</text:p>
      <text:p text:style-name="P12"><text:s text:c="4"/>return id,nil</text:p>
      <text:p text:style-name="P12">}</text:p>
      <text:p text:style-name="P12">func AllTasks()([]task, error){</text:p>
      <text:p text:style-name="P12"><text:tab/>var tasks []Task</text:p>
      <text:p text:style-name="P12"><text:tab/>err:=db.Update(func(tx *bolt.Tx) error{</text:p>
      <text:p text:style-name="P12"><text:tab/><text:tab/>b:= tx.Bucket(tasksBucket)</text:p>
      <text:p text:style-name="P12"/>
      <text:p text:style-name="P12"><text:soft-page-break/><text:tab/><text:tab/>c:=b.Cursor()</text:p>
      <text:p text:style-name="P12"><text:tab/><text:tab/>for k,v:=c.First();k !=nil;k,v=c.Next(){</text:p>
      <text:p text:style-name="P12"><text:tab/><text:tab/><text:tab/>tasks=append(tasks,task{</text:p>
      <text:p text:style-name="P12"><text:tab/><text:tab/><text:tab/><text:tab/>Key: btoi(k),</text:p>
      <text:p text:style-name="P12"><text:tab/><text:tab/><text:tab/><text:tab/>Value: string(v),</text:p>
      <text:p text:style-name="P12"><text:tab/><text:tab/><text:tab/>})</text:p>
      <text:p text:style-name="P12"><text:tab/><text:tab/>}</text:p>
      <text:p text:style-name="P12"><text:tab/><text:tab/>return nil</text:p>
      <text:p text:style-name="P12"><text:tab/>})</text:p>
      <text:p text:style-name="P12"><text:tab/>if err !=nil{</text:p>
      <text:p text:style-name="P12"><text:tab/><text:tab/>return nil,error</text:p>
      <text:p text:style-name="P12"><text:tab/>}</text:p>
      <text:p text:style-name="P12"><text:s text:c="6"/>return tasks, nil</text:p>
      <text:p text:style-name="P12">}</text:p>
      <text:p text:style-name="P12">fun DeleteTask(key int)error{</text:p>
      <text:p text:style-name="P12"><text:tab/>return db.Update(func(tx *bolt.Tx) error{</text:p>
      <text:p text:style-name="P12"><text:tab/><text:tab/>b:=tx.Bucket(tasksBucket)</text:p>
      <text:p text:style-name="P12"><text:tab/><text:tab/>return b.Delete(itob(key))</text:p>
      <text:p text:style-name="P12"><text:tab/>})</text:p>
      <text:p text:style-name="P12">}</text:p>
      <text:p text:style-name="P12">func itob(v int[]byte{ <text:s text:c="3"/>//convert int to byte slices</text:p>
      <text:p text:style-name="P12"><text:tab/>b:=make([]byte,8)</text:p>
      <text:p text:style-name="P12"><text:tab/>binary.BigEndian.PutUnit64(b,unit64(v))</text:p>
      <text:p text:style-name="P12"><text:tab/>return b</text:p>
      <text:p text:style-name="P12">}</text:p>
      <text:p text:style-name="P12">func btoi(b[]byte)int{ <text:s text:c="16"/>//convert byte slices to int</text:p>
      <text:p text:style-name="P12"><text:s/><text:tab/>return int(binary.BigEndian.Unit64(b))</text:p>
      <text:p text:style-name="P12">}</text:p>
      <text:p text:style-name="P9">Here CreateTask() function is used to create a new task. This function take string as an argument and return integer and error(if <text:soft-page-break/>any). AllTask() function return a slice of all task and error if any. And after that DeleteTask() function takes a single argument of integer type and return an error if any. The main task of this DeleteTask() function is to delete the task of specific id from the list of tasks.</text:p>
      <text:p text:style-name="P9">Here db.Update() function is used for start a read-write transaction and db.View() is only used for read-only transaction.</text:p>
      <text:p text:style-name="P9">After that itob () and btoi () functions which is used to convert from integer to byte slice and byte slice to int respectively. And both these functions are used in CreateTask(), DeleteTask() and <text:s/>AllTask() function.</text:p>
      <text:p text:style-name="P9">Our last step is to merge all together to make things work. So,</text:p>
      <text:p text:style-name="P26"><text:span text:style-name="T3"><text:s/></text:span><text:span text:style-name="T5">Putting it all together :-</text:span></text:p>
      <text:p text:style-name="P22"/>
      <text:p text:style-name="P18"><text:s text:c="4"/><text:span text:style-name="T30"><text:s/>func main() {</text:span></text:p>
      <text:p text:style-name="P25"><text:tab/>home, _ := homedir.Dir()</text:p>
      <text:p text:style-name="P25"><text:tab/>dbPath := filepath.Join(home, "task.db")</text:p>
      <text:p text:style-name="P25"><text:tab/>must(db.Init(dbPath)</text:p>
      <text:p text:style-name="P25"><text:tab/>must(cmd.RootCmd.Execute()) <text:s text:c="5"/></text:p>
      <text:p text:style-name="P25"><text:tab/>}</text:p>
      <text:p text:style-name="P25"><text:tab/>func must(err error){</text:p>
      <text:p text:style-name="P25"><text:tab/><text:tab/>if err !=nil{</text:p>
      <text:p text:style-name="P25"><text:tab/>fmt.Println(err.Error())</text:p>
      <text:p text:style-name="P25"><text:tab/>os.Exit(1)</text:p>
      <text:p text:style-name="P25"><text:s text:c="2"/>}</text:p>
      <text:p text:style-name="P25">}</text:p>
      <text:p text:style-name="P18"/>
      <text:p text:style-name="Standard"><text:span text:style-name="T28"><text:s text:c="2"/></text:span><text:span text:style-name="T29">Here there is a call of db.Init() function which take dbpath as an argument. After that there is a call to RootCmd.Execute() function to make things work.</text:span></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byssinica SIL" svg:font-family="'Abyssinica SIL'" style:font-pitch="variable"/>
    <style:font-face style:name="C059" svg:font-family="C059"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2"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2"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l-k" style:family="text" style:parent-style-name="Default_20_Paragraph_20_Font"/>
    <style:style style:name="pl-s" style:family="text" style:parent-style-name="Default_20_Paragraph_20_Font"/>
    <style:style style:name="pl-s1" style:family="text" style:parent-style-name="Default_20_Paragraph_20_Font"/>
    <style:style style:name="pl-c1" style:family="text" style:parent-style-name="Default_20_Paragraph_20_Font"/>
    <style:style style:name="pl-smi" style:family="text" style:parent-style-name="Default_20_Paragraph_20_Font"/>
    <style:style style:name="pl-token" style:family="text" style:parent-style-name="Default_20_Paragraph_20_Font"/>
    <style:style style:name="pl-c"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Hp</meta:initial-creator>
    <meta:editing-cycles>17</meta:editing-cycles>
    <meta:creation-date>2021-03-14T08:29:00</meta:creation-date>
    <dc:date>2021-03-17T18:08:42.439172595</dc:date>
    <meta:editing-duration>PT5H18M50S</meta:editing-duration>
    <meta:generator>LibreOffice/6.4.6.2$Linux_X86_64 LibreOffice_project/40$Build-2</meta:generator>
    <meta:document-statistic meta:table-count="0" meta:image-count="0" meta:object-count="0" meta:page-count="8" meta:paragraph-count="203" meta:word-count="1342" meta:character-count="8480" meta:non-whitespace-character-count="666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